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text-properties officeooo:paragraph-rsid="00116df3"/>
    </style:style>
    <style:style style:name="P4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116df3" style:font-size-asian="12pt" style:font-size-complex="12pt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39786" style:font-size-asian="12pt" style:font-size-complex="12pt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9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7">
      <style:text-properties officeooo:paragraph-rsid="00253284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officeooo:rsid="00239786"/>
    </style:style>
    <style:style style:name="T8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9175f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9175f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8ffe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b646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cd128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d3026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da288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2"><text:span text:style-name="T17">1</text:span><text:span text:style-name="T19">0</text:span><text:span text:style-name="T17">6</text:span><text:span text:style-name="T13"> - </text:span><text:span text:style-name="T16">Controls - </text:span><text:span text:style-name="T15">RIO</text:span><text:span text:style-name="T18"> - </text:span><text:span text:style-name="T11">Throttle </text:span><text:span text:style-name="T14">Base</text:span></text:p>
      <text:p text:style-name="P17">U=Up, D=Down, F=Forward, B=Backward, L=Left, R=Right, P=Press, S-*=Shift-<text:span text:style-name="T3">*</text:span>, L-*=Long-<text:span text:style-name="T3">*</text:span></text:p>
      <text:p text:style-name="P18"/>
      <text:p text:style-name="P1">Mode selector</text:p>
      <text:list xml:id="list3285585666" text:style-name="L1">
        <text:list-item>
          <text:p text:style-name="P4">1: --</text:p>
        </text:list-item>
        <text:list-item>
          <text:p text:style-name="P5">2: --</text:p>
        </text:list-item>
        <text:list-item>
          <text:p text:style-name="P5">3: --</text:p>
        </text:list-item>
        <text:list-item>
          <text:p text:style-name="P5">4: --</text:p>
        </text:list-item>
        <text:list-item>
          <text:p text:style-name="P5">5: --</text:p>
        </text:list-item>
      </text:list>
      <text:p text:style-name="P1">Flaps lever</text:p>
      <text:list xml:id="list3446720429" text:style-name="L2">
        <text:list-item>
          <text:p text:style-name="P6"><text:span text:style-name="T1">Axis</text:span><text:span text:style-name="T2">: --</text:span></text:p>
        </text:list-item>
      </text:list>
      <text:p text:style-name="P1">T1 switch</text:p>
      <text:list xml:id="list1827308093" text:style-name="L3">
        <text:list-item>
          <text:p text:style-name="P7">F: --</text:p>
        </text:list-item>
      </text:list>
      <text:p text:style-name="P1">T2 switch</text:p>
      <text:list xml:id="list1946540562" text:style-name="L4">
        <text:list-item>
          <text:p text:style-name="P8">F: --</text:p>
        </text:list-item>
      </text:list>
      <text:p text:style-name="P1">T3 switch</text:p>
      <text:list xml:id="list3465540408" text:style-name="L5">
        <text:list-item>
          <text:p text:style-name="P12">F: --</text:p>
        </text:list-item>
      </text:list>
      <text:p text:style-name="P1">T4 switch</text:p>
      <text:list xml:id="list2147001499" text:style-name="L6">
        <text:list-item>
          <text:p text:style-name="P13">F: --</text:p>
        </text:list-item>
      </text:list>
      <text:p text:style-name="P3"><text:span text:style-name="T11">Lighted Buttons -- </text:span><text:span text:style-name="T12">Radar control panel</text:span></text:p>
      <text:list xml:id="list4033949334" text:style-name="L7">
        <text:list-item>
          <text:p text:style-name="P20"><text:span text:style-name="T8">B1</text:span><text:span text:style-name="T9">: </text:span><text:span text:style-name="T10">VSL HI (while held)</text:span><text:span text:style-name="T9"><text:tab/></text:span><text:span text:style-name="T8">B2: </text:span><text:span text:style-name="T10">Radar azimuth wider</text:span><text:span text:style-name="T8"><text:tab/><text:tab/>B3: </text:span><text:span text:style-name="T10">Radar elevation bars increase</text:span></text:p>
        </text:list-item>
      </text:list>
      <text:list xml:id="list43142300" text:style-name="L8">
        <text:list-item>
          <text:p text:style-name="P21"><text:span text:style-name="T8">B4: </text:span><text:span text:style-name="T10">VSL LO (while held)</text:span><text:span text:style-name="T8"><text:tab/>B5: </text:span><text:span text:style-name="T10">Radar azimuth narrower</text:span><text:span text:style-name="T8"><text:tab/>B6: </text:span><text:span text:style-name="T10">Radar elevation bars decrease</text:span></text:p>
        </text:list-item>
      </text:list>
      <text:p text:style-name="P1">T5 switch</text:p>
      <text:list xml:id="list4274279807" text:style-name="L9">
        <text:list-item>
          <text:p text:style-name="P9">U/D: --</text:p>
        </text:list-item>
      </text:list>
      <text:p text:style-name="P1">T6 switch</text:p>
      <text:list xml:id="list2190383550" text:style-name="L10">
        <text:list-item>
          <text:p text:style-name="P10">U/D: --</text:p>
        </text:list-item>
      </text:list>
      <text:p text:style-name="P1">T7 switch -- Canopy</text:p>
      <text:list xml:id="list3859167141" text:style-name="L11">
        <text:list-item>
          <text:p text:style-name="P11">U: Canopy up/down <text:span text:style-name="T7">toggle</text:span></text:p>
        </text:list-item>
      </text:list>
      <text:p text:style-name="P1">E1 dial -- <text:span text:style-name="T1">Kneeboard</text:span></text:p>
      <text:list xml:id="list3645884572" text:style-name="L12">
        <text:list-item>
          <text:p text:style-name="P14">P: Kneeboard toggle</text:p>
        </text:list-item>
        <text:list-item>
          <text:p text:style-name="P19"><text:span text:style-name="T5">L/R</text:span><text:span text:style-name="T6">: Flip pages</text:span></text:p>
        </text:list-item>
      </text:list>
      <text:list xml:id="list1395015826" text:style-name="L13">
        <text:list-item>
          <text:p text:style-name="P15">S-Rotate: RWR volume up/down</text:p>
        </text:list-item>
      </text:list>
      <text:p text:style-name="P1">E2 dial -- <text:span text:style-name="T1">NVGs</text:span></text:p>
      <text:list xml:id="list1577021707" text:style-name="L14">
        <text:list-item>
          <text:p text:style-name="P16">P: Toggle NVGs on/off</text:p>
        </text:list-item>
        <text:list-item>
          <text:p text:style-name="P16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40:43.781000000</dc:date>
    <meta:editing-duration>PT2H55M35S</meta:editing-duration>
    <meta:editing-cycles>2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5" meta:word-count="145" meta:character-count="674" meta:non-whitespace-character-count="581"/>
  </office:meta>
</office:document-meta>
</file>